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5"/>
    <style:style style:name="ce30" style:family="table-cell" style:parent-style-name="Default" style:data-style-name="N113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3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2" calcext:value-type="float">
            <text:p>2.00</text:p>
          </table:table-cell>
          <table:table-cell/>
          <table:table-cell office:value-type="string" calcext:value-type="string">
            <text:p>About 2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4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$C$37:.$C$39])+10*LOG10([.C$32]/[.C$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5]+SUM([.$C$37:.$C$39])+10*LOG10([.C$32]/[.C$33])" office:value-type="float" office:value="5.373952292857" calcext:value-type="float">
            <text:p>5.37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t 10% PER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35]+SUM([.C38:.C39])+10*LOG10([.C33]/[.C34])" office:value-type="float" office:value="1.04901959985743" calcext:value-type="float">
            <text:p>1.05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2020B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B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 fading waveform withunequal error protectio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12,56) code, just protect 33 stage1 VQ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31" table:formula="of:=[.C42]+SUM([.C45:.C46])+10*LOG10([.C40]/[.C41])" office:value-type="float" office:value="4.99323172590105" calcext:value-type="float">
            <text:p>4.99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2020C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C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igned for fast fading with high rate FEC to mop up error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212,158) code on all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coded operating point Eb/No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Energy per info bit/No for PER about 10% using (212,56) code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table:style-name="ce31" table:formula="of:=[.C42]+10*LOG10(156/212)" office:value-type="float" office:value="1.9178873742571" calcext:value-type="float">
            <text:p>1.92</text:p>
          </table:table-cell>
          <table:table-cell/>
          <table:table-cell office:value-type="string" calcext:value-type="string">
            <text:p>Eb/No we require on uncoded bit stre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Tx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43]+SUM([.C45:.C46])+10*LOG10([.C40]/[.C41])" office:value-type="float" office:value="4.91111910015815" calcext:value-type="float">
            <text:p>4.91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ofdm data c4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dB lower SNR than datac3 at about 1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333333333333333" calcext:value-type="float">
            <text:p>0.3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2*[.C7]"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816" calcext:value-type="float">
            <text:p>816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408" calcext:value-type="float">
            <text:p>4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34" calcext:value-type="float">
            <text:p>34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74" calcext:value-type="float">
            <text:p>3.7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267379679144385" calcext:value-type="float">
            <text:p>0.2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68.4491978609626" calcext:value-type="float">
            <text:p>68.4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13.368983957219" calcext:value-type="float">
            <text:p>513.3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410.695187165776" calcext:value-type="float">
            <text:p>410.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75" calcext:value-type="float">
            <text:p>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7.17877275817606" calcext:value-type="float">
            <text:p>-7.18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0]+5" office:value-type="float" office:value="-2.17877275817606" calcext:value-type="float">
            <text:p>-2.18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87.5" calcext:value-type="float">
            <text:p>188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table table:name="ofdm data c5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hooting for a high bit rate QPSK waveform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table:formula="of:=[.C6]*[.C9]"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9]-[.C7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6240" calcext:value-type="float">
            <text:p>162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8120" calcext:value-type="float">
            <text:p>81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5.8" calcext:value-type="float">
            <text:p>5.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172413793103448" calcext:value-type="float">
            <text:p>0.1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1675.86206896552" calcext:value-type="float">
            <text:p>1,675.8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12568.9655172414" calcext:value-type="float">
            <text:p>12,568.9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0055.1724137931" calcext:value-type="float">
            <text:p>10,055.1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80" calcext:value-type="float">
            <text:p>2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4375" calcext:value-type="float">
            <text:p>4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5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$C$38:.$C$40])+10*LOG10([.C$33]/[.C$34])" office:value-type="float" office:value="3.07676828654782" calcext:value-type="float">
            <text:p>3.08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$C$38:.$C$40])+10*LOG10([.C$33]/[.C$34])" office:value-type="float" office:value="6.08706824318764" calcext:value-type="float">
            <text:p>6.09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2187.5" calcext:value-type="float">
            <text:p>2188</text:p>
          </table:table-cell>
          <table:table-cell table:number-columns-repeated="2"/>
        </table:table-row>
      </table:table>
      <table:table table:name="ofdm data c1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is -5dB MPP signalling 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bits/packet</text:p>
          </table:table-cell>
          <table:table-cell table:formula="of:=[.C9]+[.C15]*[.C24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4]+[.C10]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in #UW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in number of UW symbols (set by CDF prob of error)</text:p>
          </table:table-cell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CEILING(([.C12]+[.C13])/[.C27])" office:value-type="float" office:value="12" calcext:value-type="float">
            <text:p>12</text:p>
          </table:table-cell>
          <table:table-cell/>
          <table:table-cell office:value-type="string" calcext:value-type="string">
            <text:p>We add UW symbols to make this a round number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table:formula="of:=[.C14]*[.C27]-[.C12]"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3]" office:value-type="float" office:value="1.32" calcext:value-type="float">
            <text:p>1.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7]" office:value-type="float" office:value="0.757575757575758" calcext:value-type="float">
            <text:p>0.7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7]" office:value-type="float" office:value="96.969696969697" calcext:value-type="float">
            <text:p>96.9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9]*60/8" office:value-type="float" office:value="727.272727272727" calcext:value-type="float">
            <text:p>727.27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5]-1)*[.C26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7]*[.C24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30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0]+[.C31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2]*[.C25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6]*[.C29]*[.C24]" office:value-type="float" office:value="375" calcext:value-type="float">
            <text:p>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7]+10*LOG10([.C24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5]/([.C25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2]/[.C30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7]+SUM([.C39:.C41])+10*LOG10([.C35]/[.C36])" office:value-type="float" office:value="-7.17877275817606" calcext:value-type="float">
            <text:p>-7.18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2]+5" office:value-type="float" office:value="-2.17877275817606" calcext:value-type="float">
            <text:p>-2.18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6]/[.C30]" office:value-type="float" office:value="187.5" calcext:value-type="float">
            <text:p>188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6" loext:min-decimal-places="16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21T07:35:29.162637265</meta:creation-date>
    <dc:date>2023-04-15T06:14:16.415772720</dc:date>
    <meta:editing-duration>P4DT19H30M42S</meta:editing-duration>
    <meta:editing-cycles>94</meta:editing-cycles>
    <meta:generator>LibreOffice/6.4.7.2$Linux_X86_64 LibreOffice_project/40$Build-2</meta:generator>
    <meta:document-statistic meta:table-count="13" meta:cell-count="1118" meta:object-count="0"/>
  </office:meta>
</office:document-meta>
</file>